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) From <text:span text:style-name="Strong_20_Emphasis">official </text:span><text:span text:style-name="Strong_20_Emphasis"><text:span text:style-name="Source_20_Text">fabric-samples</text:span></text:span></text:h>
      <text:p text:style-name="Text_20_body">You followed the <text:span text:style-name="Strong_20_Emphasis">application interaction pattern</text:span>, not the UI.</text:p>
      <text:list text:style-name="L1">
        <text:list-item>
          <text:p text:style-name="P1">The official samples + docs show how a client application uses the <text:span text:style-name="Strong_20_Emphasis">Fabric Node SDK</text:span> to connect via a <text:span text:style-name="Strong_20_Emphasis">Gateway</text:span>, using a <text:span text:style-name="Strong_20_Emphasis">wallet identity</text:span>, and then calls chaincode with <text:span text:style-name="Source_20_Text">evaluateTransaction</text:span> / <text:span text:style-name="Source_20_Text">submitTransaction</text:span>. </text:p>
        </text:list-item>
        <text:list-item>
          <text:p text:style-name="P1">The official samples do <text:span text:style-name="Strong_20_Emphasis">not</text:span> provide a web frontend; they provide scripts/apps that demonstrate how external applications interact with a deployed smart contract. </text:p>
        </text:list-item>
      </text:list>
      <text:p text:style-name="Text_20_body"><text:span text:style-name="Strong_20_Emphasis">What you can say you followed</text:span></text:p>
      <text:p text:style-name="Quotations">“I followed the Hyperledger Fabric sample application pattern (Gateway + wallet identity + transaction invocation) to implement the application layer that connects to the chaincode.”</text:p>
      <text:h text:style-name="Heading_20_3" text:outline-level="3">2) From <text:span text:style-name="Strong_20_Emphasis">ruhulamin’s Fabric + Node + React repo</text:span></text:h>
      <text:p text:style-name="Text_20_body">You followed the <text:span text:style-name="Strong_20_Emphasis">full-stack architecture pattern</text:span>:</text:p>
      <text:list text:style-name="L2">
        <text:list-item>
          <text:p text:style-name="P2">It shows a practical structure where <text:span text:style-name="Strong_20_Emphasis">React UI calls a Node.js application</text:span>, and the Node.js app uses the Fabric SDK to execute asset CRUD transactions. </text:p>
        </text:list-item>
        <text:list-item>
          <text:p text:style-name="P2">This matches your need: UI should work with chaincode, but the browser should not hold Fabric identities.</text:p>
        </text:list-item>
      </text:list>
      <text:p text:style-name="Text_20_body"><text:span text:style-name="Strong_20_Emphasis">What you can say you followed</text:span></text:p>
      <text:p text:style-name="Quotations">“I followed a community full-stack reference implementation that integrates React with a Node.js Fabric SDK layer, using REST endpoints to invoke chaincode functions.”</text:p>
      <text:h text:style-name="Heading_20_3" text:outline-level="3">3) From <text:span text:style-name="Strong_20_Emphasis">Ethereum Pet Shop</text:span></text:h>
      <text:p text:style-name="Text_20_body">You used it as <text:span text:style-name="Strong_20_Emphasis">UI/UX inspiration only</text:span>, not technical architecture:</text:p>
      <text:list text:style-name="L3">
        <text:list-item>
          <text:p text:style-name="P3">It’s an adoption-tracking UI demo for Ethereum (Truffle tutorial lineage). </text:p>
        </text:list-item>
        <text:list-item>
          <text:p text:style-name="P3">The “pet list → adopt action → state update” flow is useful as UX inspiration, even though the blockchain tech is different.</text:p>
        </text:list-item>
      </text:list>
      <text:p text:style-name="Text_20_body"><text:span text:style-name="Strong_20_Emphasis">What you can say you followed</text:span></text:p>
      <text:p text:style-name="Quotations">“I used the Ethereum Pet Shop adoption flow as UI/UX inspiration (listings, adoption action, feedback states), but implemented the blockchain integration using Hyperledger Fabric.”</text:p>
      <text:p text:style-name="Horizontal_20_Line"/>
      <text:h text:style-name="Heading_20_2" text:outline-level="2">Paste-ready thesis wording (you can use this almost verbatim)</text:h>
      <text:p text:style-name="Text_20_body"><text:span text:style-name="Strong_20_Emphasis">System Architecture / Implementation paragraph</text:span></text:p>
      <text:p text:style-name="Quotations">“The system is implemented as a three-layer architecture: (1) a Hyperledger Fabric network running locally using the Fabric test-network and the deployed chaincode, (2) a <text:soft-page-break/>Node.js application layer that connects to Fabric via the Fabric Node SDK (Gateway + wallet identity) and exposes RESTful endpoints, and (3) a React-based user interface that consumes these endpoints. The Fabric interaction approach follows the patterns demonstrated in the official Fabric sample applications and documentation (Gateway connection, wallet-based identities, and transaction invocation). <text:line-break/>Since the official Fabric samples do not provide a web user interface, a custom UI was implemented; the structure of the UI-to-backend integration (React → Node.js → Fabric) was additionally informed by an existing community full-stack example using the Fabric Node SDK with a React frontend. <text:line-break/>Finally, the user interaction flow was inspired by prior ‘pet adoption’ dApp demonstrations (e.g., the Ethereum Pet Shop tutorial), while the underlying blockchain platform and security model differ. 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2:47:25.956091667</meta:creation-date>
    <dc:date>2026-01-29T02:47:35.437919207</dc:date>
    <meta:editing-duration>PT10S</meta:editing-duration>
    <meta:editing-cycles>1</meta:editing-cycles>
    <meta:document-statistic meta:table-count="0" meta:image-count="0" meta:object-count="0" meta:page-count="2" meta:paragraph-count="21" meta:word-count="435" meta:character-count="2899" meta:non-whitespace-character-count="2485"/>
    <meta:generator>LibreOffice/24.2.7.2$Linux_X86_64 LibreOffice_project/420$Build-2</meta:generator>
  </office:meta>
</office:document-meta>
</file>